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notuleren weektaak 2:</text:span></text:p>
      <text:p text:style-name="P1"><text:span text:style-name="T1">rick opent de tutor les,</text:span></text:p>
      <text:p text:style-name="P1"><text:span text:style-name="T1">aanwezigheid is genoteerd (iedereen behalve teun aan begin aanwezig, hij kwam later door trein?? kwam om 11:11)</text:span></text:p>
      <text:p text:style-name="P1"><text:span text:style-name="T1">start: 10:40</text:span></text:p>
      <text:p text:style-name="P1"><text:span text:style-name="T1">klas g2,15</text:span></text:p>
      <text:p text:style-name="P1"><text:span text:style-name="T1">2 Vaststellen agenda</text:span></text:p>
      <text:p text:style-name="P1"><text:span text:style-name="T1">3 mededelingen </text:span></text:p>
      <text:p text:style-name="P1"><text:span text:style-name="T1">4 notulen vorige vergadering</text:span></text:p>
      <text:p text:style-name="P1"><text:span text:style-name="T1">Iedere groep heeft een samenwerkings contract, een python script en GIT moeten maken. van dit alles moest dan een presentatie worden gemaakt voor de tutor les.</text:span></text:p>
      <text:p text:style-name="P1"><text:span text:style-name="T1">5: nabespreking weektaak 2:</text:span></text:p>
      <text:p text:style-name="P1"><text:span text:style-name="T1">presentatie 1:</text:span></text:p>
      <text:p text:style-name="P1"><text:span text:style-name="T1">youri presenteert voor zijn groepje, hij presenteert door middel van een demonstratie van hun script. eerst laat hij zien hoe ze het hebben gedaan, dit door een klein voorbeeldje te geven van de count commando's. Hierna ging hij weer verder met presenteren via een powerpoint. Hierin laat hij zien wat voor gegevens ze hebben opgezocht over hun eiwit sequenties. verder legt hij uit dat hij GIT classroom nog niet helemaal voor elkaar kreeg. op het laatst nog even de bronnen langs gegaan, en vervolgens afgesloten.</text:span></text:p>
      <text:p text:style-name="P1"><text:span text:style-name="T1">Vragen:</text:span></text:p>
      <text:p text:style-name="P1"><text:span text:style-name="T1">1: Sander: waar ging het fout met git classroom: verschillende dingen deden het niet, zoals het downloaden via google drive programma, hierop reageerden meerdere mensen dat zij hetzelfde probleem hadden. Er leek ook een probleem te zijn dat men moest betalen, wat opgeslost kon worden als men een studentenaccount zou hebben. (werd verteld door Gonnie)</text:span></text:p>
      <text:p text:style-name="P1"><text:span text:style-name="T2"/></text:p>
      <text:p text:style-name="P1"><text:span text:style-name="T3">Presentatie 2:</text:span></text:p>
      <text:p text:style-name="P1"><text:span text:style-name="T3">deze presentatie word gehouden door Evander.</text:span></text:p>
      <text:p text:style-name="P1"><text:span text:style-name="T3">Het begint met een powerpoint presentatie, er word verteld hoe ze een samenwerkings contract hebben samengesteld om de basic regels vast te stellen. hierna begint hij te vertellen hoe zij het script hebben geschreven, bij hen lukte het redelijk goed, hij legt uit hoe men zowel het script als wel de sequenties zelf in het zelfde document moeten zitten.</text:span></text:p>
      <text:p text:style-name="P1"><text:span text:style-name="T3">Na de presentatie werd hij erop gewezen dat z'n script dus niet helemaal werkt omdat er hoofdletters zijn gebruikt in het script.</text:span></text:p>
      <text:p text:style-name="P1"><text:span text:style-name="T3">Vragen:</text:span></text:p>
      <text:p text:style-name="P1"><text:span text:style-name="T3">wat voor problemen ondervonden jullie van GIT, hierop vertelde hij dat hij er eigenlijk nog niet eens op was. </text:span></text:p>
      <text:p text:style-name="P1"><text:span text:style-name="T4"/></text:p>
      <text:p text:style-name="P1"><text:span text:style-name="T5">presentatie 3:</text:span></text:p>
      <text:p text:style-name="P1"><text:span text:style-name="T5">Bram ging van de groep presenteren, hij liet het script zien, wat wel functioneerde, met een uitvoerend scherm. </text:span></text:p>
      <text:p text:style-name="P1"><text:span text:style-name="T5">Vragen: Geen vragen.</text:span></text:p>
      <text:p text:style-name="P1"><text:span text:style-name="T6"/></text:p>
      <text:p text:style-name="P1"><text:span text:style-name="T7">presentatie 4:</text:span></text:p>
      <text:p text:style-name="P1"><text:span text:style-name="T7">Sander presenteerde voor zijn groepje, dit door middel van een powerpoint. hij begon met de punten van hun samenwerkingscontract te bespreken. hierna legt hij uit hoe de opdracht via python moest worden uitgevoerd, en daarna hun uitvoer zelf. deze was niet helemaal goed gelopen, gezien de uitkomsten niet helemaal correct waren.Bij github was het ook niet helemaal gelukt, hij zegt wel dat hij de volgorde van de commando's volgde, maar dit leide alleen maar tot verwarring.</text:span></text:p>
      <text:p text:style-name="P1"><text:span text:style-name="T7">vragen: van Gonnie, wat was de kwaliteits verwachting van jullie groepje (terug naar het samenwerkings contract kijkende) hierop werd geantwoord op een cijfer rond de 6.</text:span></text:p>
      <text:p text:style-name="P1"><text:span text:style-name="T8"/></text:p>
      <text:p text:style-name="P1"><text:span text:style-name="T9">Nu worden vragen gesteld.</text:span></text:p>
      <text:p text:style-name="P1"><text:span text:style-name="T9">Op welke manieren kun je een script testen, dit word gevraagd aan yourie, van alle letters 5 invoeren, daardoor weet je het antwoord al, dus weet je of het dan klopt of niet.</text:span></text:p>
      <text:p text:style-name="P1"><text:span text:style-name="T9">hoe kun je de gevonden resultaten verklaren:<text:s text:c="2"/>?</text:span></text:p>
      <text:p text:style-name="P1"><text:span text:style-name="T9">wat verliep er moeilijk en wat makkelijk, sander antwoorde dat het wat moeilijk ging met de scripts, en dat het git gewoon weg niet lukte.</text:span></text:p>
      <text:p text:style-name="P1"><text:span text:style-name="T9">Valerie antwoorde hier ook op, de code ging zelf wel redelijk goed, maar ze hadden ook de problemen van hoofdletters, verder vertelde ze dat zij ook problemen had met github.</text:span></text:p>
      <text:p text:style-name="P1"><text:span text:style-name="T9">Hoe verliep de samenwerking bij jullie: Eline antwoorde hierop dat het wel okay liep, dat ze het contract samen hebben gemaakt.<text:s text:c="2"/>verder vertelde ze dat de afspraken niet helemaal direct waren gemaakt. hierop werd gevraagd wat voor verbetering er kan worden toegepast, hierop antwoorden zij dat er meer face to face moet worden gedaan. Hierna werd gevraagd wie bij hen de extra punt zou krijgen, en hierop antwoorden zij dat Gerben die zou krijgen.</text:span></text:p>
      <text:p text:style-name="P1"><text:span text:style-name="T9">Hierna antwoorde Muhammed op dezelfde vraag, commucatie ging via whatsapp en via school, en hierop spraken zijn groepsgenoten ook in, en hadden een beetje hetzelfde te vertellen als het groepje hiervoor. wat verbeterd kon worden is bij hen dat de voorbereiding wat beter kon qua planning. er werd hen ook nog gevraagd hoe zij de punten zouden verdelen, hierop antwoorden zij dat Yourie de extra punt zou krijgen. Yourie zei dat de anderen van zijn groep op hun manier eigenlijk ook die punten zouden moeten verdienen, dus dat de samenwerking eigenlijk heel prima ging.</text:span></text:p>
      <text:p text:style-name="P1"><text:span text:style-name="T9">Hierna werd het aan teun gevraagd, hierop antwoorde hij dat bij hen de planning wel deglijk was gemaakt maar dat hulp geven aan de anderen van zijn groep niet zo makkelijk ging omdat het voornamleijk via whatsapp ging. hierop werd dus door hem ook aangeduid dat het fijner zou zijn als ze meer face to face contact hebben in tussenuren. Hierna werden ze ook gevraagd hoe zij de extra punten zouden verdelen, waarop zij redelijk als groep vertelden dat ze vonden dat Teun de extra punt zou krijgen. (voornamelijk vanwege het schrijven van de script)</text:span></text:p>
      <text:p text:style-name="P1"><text:span text:style-name="T9">Hierna werd het ook nog aan de groep van Valerie gevraagd, bij hen was het wel redelijk snel besproken, dat het eigennlijk wel redelijk ging, mogelijk wat dingen verbeteren zoals planning, de extra punt bij hen werd gegeven aan Valerie.</text:span></text:p>
      <text:p text:style-name="P1"><text:span text:style-name="T10"/></text:p>
      <text:p text:style-name="P1"><text:span text:style-name="T11">Daarna vertelde Gonnie dat de groepen die de code nog niet functionerend hadden, dat zij die nog wel moeten inleveren op GIThub. Verder werd de groep verteld dat iedereen in ieder geval een GIThub account moet hebben die met je studenten account is verbonden zodat men onbeperkt toegang hiertoe hebben. Verder moeten de resultaten van de scripts volgende week ook nog in de presentatie slides worden gezet.</text:span></text:p>
      <text:p text:style-name="P1"><text:span text:style-name="T12"/></text:p>
      <text:p text:style-name="P1"><text:span text:style-name="T13">Rondvraag:,</text:span></text:p>
      <text:p text:style-name="P1"><text:span text:style-name="T13">maarten had meerdere vragen, maar dit waren meer persoonlijke vragen over de Pyhton code, hierop werd dus geantwoord dat die beter in een kleinere groep kon worden besproken</text:span></text:p>
      <text:p text:style-name="P1"><text:span text:style-name="T13">Voor de rest waren er niet geen vragen meer. </text:span></text:p>
      <text:p text:style-name="P1"><text:span text:style-name="T13">Afsluiting van nabespreking, einde 11:27</text:span></text:p>
      <text:p text:style-name="P1"><text:span text:style-name="T13">Gonnie gaf hierna nog een kleine samenvatting van Rick's voorzitterschap, en melde dat bijvoorbeeld de samenvatting van de nabespreking er nog iets meer bij moest, maar dat de rest eigenlijk prima ging.</text:span></text:p>
      <text:p text:style-name="P1"><text:span text:style-name="T14"/></text:p>
      <text:p text:style-name="P1"><text:span text:style-name="T15">woord word gegeven aan Valerie voor de voorbespreking van volgende week, start om<text:s text:c="2"/>11:29</text:span></text:p>
      <text:p text:style-name="P1"><text:span text:style-name="T15">Introductie</text:span></text:p>
      <text:p text:style-name="P1"><text:span text:style-name="T15">kleine introductie over wat de groep gaat bespreken.</text:span></text:p>
      <text:p text:style-name="P1"><text:span text:style-name="T15">Hierna begin van het lezen van de tekst van weektaak 3:</text:span></text:p>
      <text:p text:style-name="P1"><text:span text:style-name="T16"/></text:p>
      <text:p text:style-name="P1"><text:span text:style-name="T17">In deze tekst worden de verschillende taken weergeven:</text:span></text:p>
      <text:p text:style-name="P1"><text:span text:style-name="T18"/></text:p>
      <text:p text:style-name="P1"><text:span text:style-name="T19">Uiteindelijk verwachte resultaten:</text:span></text:p>
      <text:p text:style-name="P1"><text:span text:style-name="T19">script voor controleren dna of eiwit</text:span></text:p>
      <text:p text:style-name="P1"><text:span text:style-name="T19">script voor lengte van de sequentie (tel functie)</text:span></text:p>
      <text:p text:style-name="P1"><text:span text:style-name="T19">script voor lengte van eiwit<text:s text:c="2"/>met rna vergelijken.</text:span></text:p>
      <text:p text:style-name="P1"><text:span text:style-name="T19">en uiteindelijk het aantal geladen aminozuren<text:s text:c="2"/>en vergelijken met nettolading van eiwit.</text:span></text:p>
      <text:p text:style-name="P1"><text:span text:style-name="T19">(dit kan via een tabel makkelijk vergeleken worden)</text:span></text:p>
      <text:p text:style-name="P1"><text:span text:style-name="T20"/></text:p>
      <text:p text:style-name="P1"><text:span text:style-name="T21">Actie punten:</text:span></text:p>
      <text:p text:style-name="P1"><text:span text:style-name="T21">de scripts en presentatie moeten vrijdag klaar zijn, agenda moet 2 dagen van tevoren worden ingeleverd en de notulen moeten 2 dagen na bespreking ingeleverd worden.</text:span></text:p>
      <text:p text:style-name="P1"><text:span text:style-name="T21">Rondvraag:</text:span></text:p>
      <text:p text:style-name="P1"><text:span text:style-name="T21">Teun had nog een persoonlijke vraag over zijn notulen van vorige week, maar daar bleef het uiteindelijk bij.</text:span></text:p>
      <text:p text:style-name="P1"><text:span text:style-name="T21">afgesloten om 11:45.</text:span></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